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6" style:family="table-row">
      <style:table-row-properties style:min-row-height="1.538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2.805cm"/>
    </style:style>
    <style:style style:name="Table1.25" style:family="table-row">
      <style:table-row-properties style:min-row-height="0.19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f50d20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8a22c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82291e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9c4c1f" officeooo:paragraph-rsid="0198871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cc00c0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079dbb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e305db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a60240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bac18d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dc1e2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f50d20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42a70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8a22c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46f49d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56bec8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56bec8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586d2f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6ad820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72024f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a186aa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82291e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d1a1ff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d8b675" officeooo:paragraph-rsid="01d8b675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9920f5" officeooo:paragraph-rsid="0145e3f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b1bf16" officeooo:paragraph-rsid="029fd3ca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a482c2" officeooo:paragraph-rsid="02a482c2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30185a" officeooo:paragraph-rsid="0230185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30185a" officeooo:paragraph-rsid="023d9cc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9c4c1f" officeooo:paragraph-rsid="019887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e7ec7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ca182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fc03b5" officeooo:paragraph-rsid="01fc03b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582b9" officeooo:paragraph-rsid="021582b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4824f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5aa32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5cdaf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62fce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631e5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690cd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693f43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6ad820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73a7eb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7726a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7a0715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7c4050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7d150e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4824f1" officeooo:paragraph-rsid="0280488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5cdaf4" officeooo:paragraph-rsid="025cdaf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0a6763" officeooo:paragraph-rsid="0146ddf1" fo:background-color="#ffffff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4266f" officeooo:paragraph-rsid="0214266f" fo:background-color="#ffffff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bd7231" officeooo:paragraph-rsid="00bd7231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18a8e32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23d9cce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e6da26" officeooo:paragraph-rsid="01ca1825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83350f" officeooo:paragraph-rsid="01ccb8bf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cc00c0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weight="bold" officeooo:paragraph-rsid="01ca182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paragraph-rsid="01ca1825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28807d2" officeooo:paragraph-rsid="028807d2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0e865cf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1cc00c0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paragraph-rsid="01cea8fb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10f7d3" officeooo:paragraph-rsid="01db9e45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c03f26" officeooo:paragraph-rsid="01ccb8bf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b2069a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dc1e2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e4bd6c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7ff8d8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d5c644" officeooo:paragraph-rsid="027726a5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d5c644" officeooo:paragraph-rsid="02786f31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2b9d638" officeooo:paragraph-rsid="02b9d638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26667b1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26667b1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2069a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27bff1b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920f5" officeooo:paragraph-rsid="0145e3f4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146ddf1" fo:background-color="#ffffff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387157" officeooo:paragraph-rsid="02817a24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a96618" style:font-size-asian="12pt" style:font-size-complex="12pt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61b6b8" style:font-size-asian="12pt" style:font-size-complex="12pt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61c4bf" style:font-size-asian="12pt" style:font-size-complex="12pt"/>
    </style:style>
    <style:style style:name="P8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62fceb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ddbe60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7c4050" officeooo:paragraph-rsid="027c4050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ddbe60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2331450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2a192" officeooo:paragraph-rsid="023d9cce" style:font-size-asian="12pt" style:font-weight-asian="bold" style:font-size-complex="12pt" style:font-weight-complex="bold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2331450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23d9cce" style:font-size-asian="12pt" style:font-weight-asian="bold" style:font-size-complex="12pt" style:font-weight-complex="bold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25088c8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 fo:background-color="#ffff00">
        <style:background-image/>
      </style:paragraph-properties>
      <style:text-properties fo:font-variant="normal" fo:text-transform="none" fo:color="#252525" style:font-name="Liberation Serif" fo:font-size="12pt" fo:letter-spacing="normal" fo:font-style="normal" fo:font-weight="bold" officeooo:rsid="024dc05a" officeooo:paragraph-rsid="024dc05a" fo:background-color="#ffff00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00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471338" style:font-size-asian="12pt" style:font-size-complex="12pt"/>
    </style:style>
    <style:style style:name="P101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756099" style:font-size-asian="12pt" style:font-size-complex="12pt"/>
    </style:style>
    <style:style style:name="P102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28289a1" style:font-size-asian="12pt" style:font-size-complex="12pt"/>
    </style:style>
    <style:style style:name="P103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213ffb6" officeooo:paragraph-rsid="0213ffb6" style:font-size-asian="12pt" style:font-size-complex="12pt"/>
    </style:style>
    <style:style style:name="P104" style:family="paragraph" style:parent-style-name="Text_20_body">
      <style:paragraph-properties fo:margin-left="0cm" fo:margin-right="0cm" style:line-height-at-least="0.635cm" fo:widows="1" fo:text-indent="0cm" style:auto-text-indent="false"/>
    </style:style>
    <style:style style:name="P105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style:font-size-asian="12pt" style:font-size-complex="12pt"/>
    </style:style>
    <style:style style:name="P106" style:family="paragraph" style:parent-style-name="Preformatted_20_Text">
      <style:paragraph-properties fo:margin-left="0cm" fo:margin-right="0cm" fo:margin-top="0cm" fo:margin-bottom="0.499cm" style:contextual-spacing="false" fo:widows="1" fo:text-indent="0cm" style:auto-text-indent="false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107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08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09" style:family="paragraph" style:parent-style-name="Text_20_body">
      <style:text-properties style:font-name="Liberation Serif" fo:font-size="12pt" style:font-size-asian="12pt" style:font-size-complex="12pt"/>
    </style:style>
    <style:style style:name="P110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111" style:family="paragraph" style:parent-style-name="Heading_20_2">
      <style:text-properties style:font-name="Liberation Serif" fo:font-size="12pt" style:font-size-asian="12pt" style:font-size-complex="12pt"/>
    </style:style>
    <style:style style:name="P112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1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14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15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1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normal" officeooo:rsid="0234f133" officeooo:paragraph-rsid="0234f133" style:font-size-asian="12pt" style:font-size-complex="12pt"/>
    </style:style>
    <style:style style:name="P11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0" style:family="paragraph" style:parent-style-name="Standard">
      <style:text-properties style:font-name="Liberation Mono" fo:font-weight="bold" style:font-weight-asian="bold" style:font-weight-complex="bold"/>
    </style:style>
    <style:style style:name="P121" style:family="paragraph" style:parent-style-name="Text_20_body" style:list-style-name="L4">
      <style:paragraph-properties style:line-height-at-least="0.635cm" fo:widows="1"/>
      <style:text-properties fo:font-variant="normal" fo:text-transform="none" fo:color="#252525" style:font-name="Liberation Serif" fo:font-size="12pt" fo:letter-spacing="normal" fo:font-style="normal" fo:font-weight="normal" officeooo:paragraph-rsid="02471338" style:font-size-asian="12pt" style:font-size-complex="12pt"/>
    </style:style>
    <style:style style:name="P122" style:family="paragraph" style:parent-style-name="Text_20_body" style:list-style-name="L4">
      <style:paragraph-properties style:line-height-at-least="0.635cm" fo:widows="1"/>
      <style:text-properties fo:font-variant="normal" fo:text-transform="none" fo:color="#252525" style:font-name="Liberation Serif" fo:font-size="12pt" fo:letter-spacing="normal" fo:font-style="normal" fo:font-weight="normal" officeooo:paragraph-rsid="0247fabe" style:font-size-asian="12pt" style:font-size-complex="12pt"/>
    </style:style>
    <style:style style:name="P123" style:family="paragraph" style:parent-style-name="Text_20_body" style:list-style-name="L4">
      <style:paragraph-properties style:line-height-at-least="0.635cm" fo:widows="1"/>
      <style:text-properties officeooo:paragraph-rsid="0247fabe"/>
    </style:style>
    <style:style style:name="P124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5" style:family="paragraph" style:parent-style-name="Text_20_body" style:list-style-name="L6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6" style:family="paragraph" style:parent-style-name="Text_20_body" style:list-style-name="L5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style:font-name="Liberation Serif" fo:font-size="12pt" style:font-size-asian="12pt" style:font-size-complex="12pt"/>
    </style:style>
    <style:style style:name="P127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8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9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30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131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2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234f13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de66d" style:font-weight-asian="bold" style:font-weight-complex="bold"/>
    </style:style>
    <style:style style:name="T4" style:family="text">
      <style:text-properties fo:font-weight="bold" officeooo:rsid="00c14678" style:font-weight-asian="bold" style:font-weight-complex="bold"/>
    </style:style>
    <style:style style:name="T5" style:family="text">
      <style:text-properties fo:font-weight="bold" officeooo:rsid="0221f020" style:font-weight-asian="bold" style:font-weight-complex="bold"/>
    </style:style>
    <style:style style:name="T6" style:family="text">
      <style:text-properties fo:font-weight="bold" officeooo:rsid="0223d820" style:font-weight-asian="bold" style:font-weight-complex="bold"/>
    </style:style>
    <style:style style:name="T7" style:family="text">
      <style:text-properties fo:font-weight="bold" officeooo:rsid="025c36d1" style:font-weight-asian="bold" style:font-weight-complex="bold"/>
    </style:style>
    <style:style style:name="T8" style:family="text">
      <style:text-properties fo:font-weight="bold" officeooo:rsid="02675c08" style:font-weight-asian="bold" style:font-weight-complex="bold"/>
    </style:style>
    <style:style style:name="T9" style:family="text">
      <style:text-properties fo:font-weight="bold" officeooo:rsid="02756099" style:font-weight-asian="bold" style:font-weight-complex="bold"/>
    </style:style>
    <style:style style:name="T10" style:family="text">
      <style:text-properties fo:font-weight="bold" officeooo:rsid="00e6da26"/>
    </style:style>
    <style:style style:name="T11" style:family="text">
      <style:text-properties fo:font-weight="bold" officeooo:rsid="02ab4a2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23fc9be" style:font-weight-asian="normal" style:font-weight-complex="normal"/>
    </style:style>
    <style:style style:name="T14" style:family="text">
      <style:text-properties fo:font-weight="normal" officeooo:rsid="026667b1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language="en" fo:country="US" fo:font-weight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weight="bold" officeooo:rsid="01800d5b" style:font-weight-asian="bold" style:font-weight-complex="bold"/>
    </style:style>
    <style:style style:name="T19" style:family="text">
      <style:text-properties fo:language="en" fo:country="US" fo:font-weight="bold" officeooo:rsid="018642c7"/>
    </style:style>
    <style:style style:name="T20" style:family="text">
      <style:text-properties fo:language="en" fo:country="US" fo:font-weight="bold" officeooo:rsid="0223af8a"/>
    </style:style>
    <style:style style:name="T21" style:family="text">
      <style:text-properties officeooo:rsid="00791e85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252525" style:font-name="Liberation Serif" fo:font-size="12pt" fo:letter-spacing="normal" fo:font-style="normal" fo:font-weight="normal" officeooo:rsid="0247fabe" style:font-size-asian="12pt" style:font-size-complex="12pt"/>
    </style:style>
    <style:style style:name="T24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52525" style:font-name="Liberation Serif" fo:font-size="12pt" fo:letter-spacing="normal" fo:font-style="normal" fo:font-weight="bold" officeooo:rsid="0234f133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52525" style:font-name="Liberation Serif" fo:font-size="12pt" fo:letter-spacing="normal" fo:font-style="normal" fo:font-weight="bold" officeooo:rsid="0237bf1c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52525" style:font-name="Liberation Serif" fo:font-size="12pt" fo:letter-spacing="normal" fo:font-style="normal" fo:font-weight="bold" officeooo:rsid="023baba1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252525" style:font-name="Liberation Serif" fo:font-size="12pt" fo:letter-spacing="normal" fo:font-style="normal" fo:font-weight="bold" officeooo:rsid="02ac3168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52525" style:font-name="Liberation Serif" fo:letter-spacing="normal" fo:font-style="normal" fo:font-weight="normal" officeooo:rsid="027ff8d8" style:font-weight-asian="normal" style:font-weight-complex="normal"/>
    </style:style>
    <style:style style:name="T30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252525" fo:letter-spacing="normal" fo:font-style="normal"/>
    </style:style>
    <style:style style:name="T32" style:family="text">
      <style:text-properties fo:font-variant="normal" fo:text-transform="none" fo:color="#252525" fo:letter-spacing="normal" fo:font-style="normal" fo:font-weight="normal"/>
    </style:style>
    <style:style style:name="T33" style:family="text">
      <style:text-properties fo:font-variant="normal" fo:text-transform="none" fo:color="#252525" fo:letter-spacing="normal" fo:font-style="normal" fo:font-weight="normal" officeooo:rsid="027ecb4a"/>
    </style:style>
    <style:style style:name="T34" style:family="text">
      <style:text-properties fo:font-variant="normal" fo:text-transform="none" fo:color="#252525" fo:letter-spacing="normal" fo:font-style="normal" fo:font-weight="normal" officeooo:rsid="028b35c2"/>
    </style:style>
    <style:style style:name="T35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252525" fo:letter-spacing="normal" fo:font-style="normal" fo:font-weight="bold" officeooo:rsid="0110f7d3" style:font-weight-asian="bold" style:font-weight-complex="bold"/>
    </style:style>
    <style:style style:name="T37" style:family="text">
      <style:text-properties fo:font-variant="normal" fo:text-transform="none" fo:color="#252525" fo:letter-spacing="normal" fo:font-style="normal" fo:font-weight="bold" officeooo:rsid="024dc05a" fo:background-color="#ffff00" loext:char-shading-value="0" style:font-weight-asian="bold" style:font-weight-complex="bold"/>
    </style:style>
    <style:style style:name="T38" style:family="text">
      <style:text-properties fo:font-variant="normal" fo:text-transform="none" fo:color="#252525" fo:letter-spacing="normal" fo:font-style="normal" fo:font-weight="bold" officeooo:rsid="0282291e" fo:background-color="#ffff00" loext:char-shading-value="0" style:font-weight-asian="bold" style:font-weight-complex="bold"/>
    </style:style>
    <style:style style:name="T39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252525" style:font-name="Liberation Mono" fo:letter-spacing="normal" fo:font-style="normal" fo:font-weight="bold" officeooo:rsid="01d8b675" style:font-weight-asian="bold" style:font-weight-complex="bold"/>
    </style:style>
    <style:style style:name="T41" style:family="text">
      <style:text-properties fo:font-variant="normal" fo:text-transform="none" fo:color="#252525" style:font-name="Liberation Mono" fo:letter-spacing="normal" fo:font-style="normal" fo:font-weight="bold" officeooo:rsid="027ff8d8" style:font-weight-asian="bold" style:font-weight-complex="bold"/>
    </style:style>
    <style:style style:name="T42" style:family="text">
      <style:text-properties officeooo:rsid="00a574af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weight="bold"/>
    </style:style>
    <style:style style:name="T45" style:family="text">
      <style:text-properties style:font-name="Liberation Serif" fo:font-weight="bold" style:font-weight-asian="bold" style:font-weight-complex="bold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c14678"/>
    </style:style>
    <style:style style:name="T48" style:family="text">
      <style:text-properties style:font-name="Liberation Mono"/>
    </style:style>
    <style:style style:name="T49" style:family="text">
      <style:text-properties style:font-name="Liberation Mono" fo:font-weight="bold"/>
    </style:style>
    <style:style style:name="T50" style:family="text">
      <style:text-properties style:font-name="Liberation Mono" fo:font-weight="bold" style:font-weight-asian="bold" style:font-weight-complex="bold"/>
    </style:style>
    <style:style style:name="T51" style:family="text">
      <style:text-properties style:font-name="Liberation Mono" fo:font-weight="bold" officeooo:rsid="00c14678" style:font-weight-asian="bold" style:font-weight-complex="bold"/>
    </style:style>
    <style:style style:name="T52" style:family="text">
      <style:text-properties style:font-name="Liberation Mono" fo:font-weight="bold" officeooo:rsid="0110f7d3" style:font-weight-asian="bold" style:font-weight-complex="bold"/>
    </style:style>
    <style:style style:name="T53" style:family="text">
      <style:text-properties style:font-name="Liberation Mono" fo:font-weight="bold" officeooo:rsid="0083350f" style:font-weight-asian="bold" style:font-weight-complex="bold"/>
    </style:style>
    <style:style style:name="T54" style:family="text">
      <style:text-properties style:font-name="Liberation Mono" fo:font-weight="bold" officeooo:rsid="02afd3fa" style:font-weight-asian="bold" style:font-weight-complex="bold"/>
    </style:style>
    <style:style style:name="T55" style:family="text">
      <style:text-properties officeooo:rsid="0223d820"/>
    </style:style>
    <style:style style:name="T56" style:family="text">
      <style:text-properties officeooo:rsid="022abbd2"/>
    </style:style>
    <style:style style:name="T57" style:family="text">
      <style:text-properties officeooo:rsid="024a79a9"/>
    </style:style>
    <style:style style:name="T58" style:family="text">
      <style:text-properties officeooo:rsid="0251f40c"/>
    </style:style>
    <style:style style:name="T59" style:family="text">
      <style:text-properties officeooo:rsid="0256bec8"/>
    </style:style>
    <style:style style:name="T60" style:family="text">
      <style:text-properties officeooo:rsid="02675c08"/>
    </style:style>
    <style:style style:name="T61" style:family="text">
      <style:text-properties officeooo:rsid="026cd3c9"/>
    </style:style>
    <style:style style:name="T62" style:family="text">
      <style:text-properties officeooo:rsid="026fab37"/>
    </style:style>
    <style:style style:name="T63" style:family="text">
      <style:text-properties officeooo:rsid="02756099"/>
    </style:style>
    <style:style style:name="T64" style:family="text">
      <style:text-properties officeooo:rsid="02786f31"/>
    </style:style>
    <style:style style:name="T65" style:family="text">
      <style:text-properties officeooo:rsid="027bff1b"/>
    </style:style>
    <style:style style:name="T66" style:family="text">
      <style:text-properties officeooo:rsid="028401b3"/>
    </style:style>
    <style:style style:name="T67" style:family="text">
      <style:text-properties officeooo:rsid="028e093a"/>
    </style:style>
    <style:style style:name="T68" style:family="text">
      <style:text-properties officeooo:rsid="02a186aa"/>
    </style:style>
    <style:style style:name="T69" style:family="text">
      <style:text-properties officeooo:rsid="02aa70d4"/>
    </style:style>
    <style:style style:name="T70" style:family="text">
      <style:text-properties officeooo:rsid="02adbc21"/>
    </style:style>
    <style:style style:name="T71" style:family="text">
      <style:text-properties officeooo:rsid="00371e2f"/>
    </style:style>
    <style:style style:name="T72" style:family="text">
      <style:text-properties officeooo:rsid="0263684f"/>
    </style:style>
    <style:style style:name="T73" style:family="text">
      <style:text-properties officeooo:rsid="002d4cf0"/>
    </style:style>
    <style:style style:name="T74" style:family="text">
      <style:text-properties officeooo:rsid="002f4af5"/>
    </style:style>
    <style:style style:name="T75" style:family="text">
      <style:text-properties officeooo:rsid="001cd72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1"><text:bookmark text:name="firstHeading"/><text:span text:style-name="T2">Python</text:span>/C2/<text:span text:style-name="T5">Statistics</text:span>/English</text:h>
      <text:p text:style-name="P107"/>
      <text:section text:style-name="Sect1" text:name="bodyContent">
        <text:p text:style-name="P109"/>
        <text:section text:style-name="Sect1" text:name="contentSub">
          <text:p text:style-name="P109"/>
        </text:section>
      </text:section>
      <text:section text:style-name="Sect2" text:name="mw-content-text">
        <text:p text:style-name="P107"><text:span text:style-name="T1">Title of script</text:span>: <text:span text:style-name="T5">Statistics</text:span></text:p>
        <text:p text:style-name="P108">Author: <text:span text:style-name="T69">Puneeth, </text:span>Thirumalesh H S</text:p>
        <text:p text:style-name="P109"><text:span text:style-name="T16">Keywords: </text:span><text:span text:style-name="T19">Python, I</text:span><text:span text:style-name="T17">Python</text:span><text:span text:style-name="T16">, </text:span><text:span text:style-name="T20">statistics</text:span><text:span text:style-name="T18">,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3">Visual Cue</text:p>
            </table:table-cell>
            <table:table-cell table:style-name="Table1.A1" office:value-type="string">
              <text:p text:style-name="P83">Narration</text:p>
            </table:table-cell>
          </table:table-row>
          <table:table-row>
            <table:table-cell table:style-name="Table1.A1" office:value-type="string">
              <text:p text:style-name="P79">Show Slide</text:p>
            </table:table-cell>
            <table:table-cell table:style-name="Table1.A1" office:value-type="string">
              <text:p text:style-name="P79">Hello Friends. Welcome to the tutorial on "<text:span text:style-name="T6">Statistics</text:span><text:span text:style-name="T55">” using </text:span><text:span text:style-name="T6">Python</text:span>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70"><text:span text:style-name="T42">O</text:span>bjectives </text:p>
              <text:p text:style-name="P79"/>
            </table:table-cell>
            <table:table-cell table:style-name="Table1.A1" office:value-type="string">
              <text:p text:style-name="P9">At the end of this tutorial, you will be able to -</text:p>
              <text:p text:style-name="P9"/>
              <text:list xml:id="list2365247239705982879" text:style-name="L1">
                <text:list-item>
                  <text:p text:style-name="P124">Do <text:span text:style-name="T2">statistical</text:span> operations in <text:span text:style-name="T2">Python</text:span></text:p>
                </text:list-item>
                <text:list-item>
                  <text:p text:style-name="P127"><text:span text:style-name="T2">Sum</text:span> a set of numbers</text:p>
                </text:list-item>
                <text:list-item>
                  <text:p text:style-name="P127">Find their <text:span text:style-name="T2">mean</text:span>, <text:span text:style-name="T2">median</text:span> and <text:span text:style-name="T2">standard</text:span> <text:span text:style-name="T2">deviation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9">Show Slide</text:p>
              <text:p text:style-name="P79">System <text:span text:style-name="T21">Specifications</text:span> </text:p>
            </table:table-cell>
            <table:table-cell table:style-name="Table1.A4" office:value-type="string">
              <text:p text:style-name="P79">To record this tutorial, I am using </text:p>
              <text:list xml:id="list6152558314436672039" text:style-name="L2">
                <text:list-item>
                  <text:p text:style-name="P129"><text:span text:style-name="T1">Ubuntu Linux 14.04</text:span> operating system</text:p>
                </text:list-item>
                <text:list-item>
                  <text:p text:style-name="P130"><text:span text:style-name="T15">Python</text:span> 2.7.6</text:p>
                </text:list-item>
                <text:list-item>
                  <text:p text:style-name="P129"><text:span text:style-name="T2">IPython</text:span><text:span text:style-name="T1"> </text:span><text:span text:style-name="T11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80">Show Slide: </text:p>
              <text:p text:style-name="P69">Pre-requisite<text:span text:style-name="T56">s</text:span></text:p>
            </table:table-cell>
            <table:table-cell table:style-name="Table1.A1" office:value-type="string">
              <text:p text:style-name="P118">To practise this tutorial, you should know how to</text:p>
              <text:list xml:id="list3051239659700911692" text:style-name="L3">
                <text:list-item>
                  <text:p text:style-name="P133"><text:span text:style-name="T26">l</text:span><text:span text:style-name="T24">oad </text:span><text:span text:style-name="T25">d</text:span><text:span text:style-name="T24">ata from files</text:span></text:p>
                </text:list-item>
                <text:list-item>
                  <text:p text:style-name="P133"><text:span text:style-name="T27">use</text:span><text:span text:style-name="T24"> Lists</text:span></text:p>
                </text:list-item>
                <text:list-item>
                  <text:p text:style-name="P133"><text:span text:style-name="T26">and a</text:span><text:span text:style-name="T24">ccess </text:span><text:span text:style-name="T28">parts</text:span><text:span text:style-name="T24"> of Arrays</text:span></text:p>
                </text:list-item>
              </text:list>
              <text:p text:style-name="P118">If not, see the prerequisite <text:span text:style-name="T2">Python</text:span> tutorials on this website.</text:p>
            </table:table-cell>
          </table:table-row>
          <table:table-row table:style-name="Table1.6">
            <table:table-cell table:style-name="Table1.A6" office:value-type="string">
              <text:p text:style-name="P1">[Terminal]</text:p>
              <text:p text:style-name="P1">Type <text:span text:style-name="T50">ipython</text:span><text:span text:style-name="T48"> </text:span><text:span text:style-name="T50">--</text:span><text:span text:style-name="T51">pylab</text:span><text:span text:style-name="T47">&gt;&gt; press </text:span><text:span text:style-name="T3">Enter</text:span><text:line-break/></text:p>
            </table:table-cell>
            <table:table-cell table:style-name="Table1.A6" office:value-type="string">
              <text:p text:style-name="P24">Open the <text:span text:style-name="T2">terminal </text:span><text:span text:style-name="T46">by pressing the keys </text:span><text:span text:style-name="T2">Ctrl+Alt+T</text:span></text:p>
              <text:p text:style-name="P55"/>
              <text:p text:style-name="P30">Type <text:span text:style-name="T50">ipython --</text:span><text:span text:style-name="T51">pylab</text:span><text:span text:style-name="T4"> </text:span>and press <text:span text:style-name="T2">Enter</text:span></text:p>
            </table:table-cell>
          </table:table-row>
          <table:table-row table:style-name="Table1.7">
            <table:table-cell table:style-name="Table1.A6" office:value-type="string">
              <text:p text:style-name="P31">[File Browser]</text:p>
              <text:p text:style-name="P56"><text:span text:style-name="T13">Show</text:span> <text:span text:style-name="T12">the</text:span> <text:span text:style-name="T12">file</text:span> sslc2.txt<text:line-break/></text:p>
            </table:table-cell>
            <table:table-cell table:style-name="Table1.A6" office:value-type="string">
              <text:p text:style-name="P96">For this tutorial, we will use data file <text:span text:style-name="Teletype"><text:span text:style-name="T44">sslc2.txt</text:span></text:span></text:p>
              <text:p text:style-name="P98">&lt;Keep sslc2.txt in present working directory&gt;</text:p>
              <text:p text:style-name="P95">It contains record of students and their performance in one of the <text:span text:style-name="T1">State Secondary Board Examination</text:span>. </text:p>
              <text:p text:style-name="P93"/>
              <text:p text:style-name="P95">It has 180,000 lines of record. We are going to read it and process this <text:span text:style-name="T1">data</text:span>. </text:p>
            </table:table-cell>
          </table:table-row>
          <table:table-row table:style-name="Table1.7">
            <table:table-cell table:style-name="Table1.A6" office:value-type="string">
              <text:p text:style-name="P32">[File Browser]</text:p>
              <text:p text:style-name="P57"><text:span text:style-name="T12">Open</text:span> <text:span text:style-name="T12">the</text:span> <text:span text:style-name="T12">file</text:span> sslc2.txt<text:line-break/></text:p>
            </table:table-cell>
            <table:table-cell table:style-name="Table1.A6" office:value-type="string">
              <text:p text:style-name="P96">We can see the content of <text:span text:style-name="T1">file</text:span> by double clicking on it. </text:p>
              <text:p text:style-name="P96"/>
              <text:p text:style-name="P96">It might take some time to open since it is quite a large <text:span text:style-name="T1">file</text:span>. </text:p>
              <text:p text:style-name="P94"/>
              <text:p text:style-name="P97">Please don't edit the <text:span text:style-name="T1">data</text:span> since it has a particular structure.</text:p>
            </table:table-cell>
          </table:table-row>
          <text:soft-page-break/>
          <table:table-row>
            <table:table-cell table:style-name="Table1.A4" office:value-type="string">
              <text:p text:style-name="P33">Show Slide </text:p>
              <text:p text:style-name="P99">Data structure</text:p>
              <text:p text:style-name="P5"/>
            </table:table-cell>
            <table:table-cell table:style-name="Table1.A4" office:value-type="string">
              <text:p text:style-name="P16">Each line in the <text:span text:style-name="T2">file</text:span> is a set of 11 fields separated by <text:span text:style-name="T2">semi-colons</text:span>. </text:p>
              <text:p text:style-name="P16"/>
              <text:p text:style-name="P16">Consider a sample line from this file. <text:span text:style-name="T2">A;015163;JOSEPH RAJ S;083;042;47;00;72;244;;;</text:span></text:p>
              <text:p text:style-name="P100">The following are the fields in any given line. </text:p>
              <text:list xml:id="list2157225958783203947" text:style-name="L4">
                <text:list-item>
                  <text:p text:style-name="P121">Region Code: 'A' </text:p>
                </text:list-item>
                <text:list-item>
                  <text:p text:style-name="P121">Roll Number: 015163 </text:p>
                </text:list-item>
                <text:list-item>
                  <text:p text:style-name="P121">Name: JOSEPH RAJ S </text:p>
                </text:list-item>
                <text:list-item>
                  <text:p text:style-name="P123"><text:span text:style-name="T22">Marks of 5 subjects: English 083,Hindi 042,Maths </text:span><text:span text:style-name="T23">0</text:span><text:span text:style-name="T22">47,Science </text:span><text:span text:style-name="T23">0</text:span><text:span text:style-name="T22">35, Social </text:span><text:span text:style-name="T23">0</text:span><text:span text:style-name="T22">72</text:span></text:p>
                </text:list-item>
                <text:list-item>
                  <text:p text:style-name="P122">Total marks 244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8">[I<text:span text:style-name="T57">Python Terminal</text:span>]</text:p>
              <text:p text:style-name="P35"/>
              <text:p text:style-name="P62">L=loadtxt('sslc2.txt',usecols=(3,4,5,6,7,),delimiter=';')</text:p>
              <text:p text:style-name="P62"/>
              <text:p text:style-name="P119">L</text:p>
              <text:p text:style-name="P61"/>
            </table:table-cell>
            <table:table-cell table:style-name="Table1.A4" office:value-type="string">
              <text:p text:style-name="P10">Let <text:span text:style-name="T58">us</text:span> load this data as an array.</text:p>
              <text:p text:style-name="P99">To get the data as an array, we use the <text:span text:style-name="T2">loadtxt</text:span> command</text:p>
              <text:p text:style-name="P17">We get <text:span text:style-name="T59">the </text:span><text:span text:style-name="T2">output</text:span> in the form of an <text:span text:style-name="T2">array</text:span>. </text:p>
              <text:p text:style-name="P17"/>
              <text:p text:style-name="P18"><text:span text:style-name="T2">loadtxt</text:span> loads data from an external file. </text:p>
              <text:p text:style-name="P18"/>
              <text:p text:style-name="P18"><text:span text:style-name="T2">Delimiter</text:span> specifies the kind of character, that the fields of data <text:span text:style-name="T59">is</text:span> separated by. </text:p>
              <text:p text:style-name="P18"/>
              <text:p text:style-name="P19"><text:span text:style-name="T2">usecols</text:span> specifies the columns to be used. So (3,4,5,6,7) loads those columns. The 'comma' is added because <text:span text:style-name="T2">usecols</text:span> is a <text:span text:style-name="T2">sequence</text:span>.</text:p>
            </table:table-cell>
          </table:table-row>
          <table:table-row>
            <table:table-cell table:style-name="Table1.A4" office:value-type="string">
              <text:p text:style-name="P39">[I<text:span text:style-name="T57">Python Terminal</text:span>]</text:p>
              <text:p text:style-name="P39"/>
              <text:p text:style-name="P58"><text:span text:style-name="T48">L.shape</text:span><text:line-break/></text:p>
            </table:table-cell>
            <table:table-cell table:style-name="Table1.A4" office:value-type="string">
              <text:p text:style-name="P17"/>
              <text:p text:style-name="P99">As we can see <text:span text:style-name="T2">L</text:span> is an <text:span text:style-name="T2">array</text:span>. We can get the shape of this <text:span text:style-name="T2">array</text:span> using <text:span text:style-name="T7">shape function</text:span></text:p>
              <text:p text:style-name="P86"/>
            </table:table-cell>
          </table:table-row>
          <table:table-row>
            <table:table-cell table:style-name="Table1.A4" office:value-type="string">
              <text:p text:style-name="P40">[I<text:span text:style-name="T57">Python Terminal</text:span>]</text:p>
              <text:p text:style-name="P40"/>
              <text:p text:style-name="P52">Highlight output of <text:span text:style-name="T10">L.shape</text:span></text:p>
            </table:table-cell>
            <table:table-cell table:style-name="Table1.A4" office:value-type="string">
              <text:p text:style-name="P87"><text:line-break/>We get a <text:span text:style-name="T2">tuple</text:span> <text:span text:style-name="T70">giving</text:span> the numbers of <text:span text:style-name="T2">rows</text:span> and <text:span text:style-name="T2">columns</text:span> respectively. </text:p>
              <text:p text:style-name="P87"/>
              <text:p text:style-name="P88"><text:span text:style-name="T46">Lets start applying statistical operations on these.</text:span> </text:p>
              <text:p text:style-name="P88"/>
              <text:p text:style-name="P89">We will start with the most basic, summing. </text:p>
              <text:p text:style-name="P89"/>
              <text:p text:style-name="P89">How do you find the <text:span text:style-name="T2">sum</text:span> of marks of all subjects for the first student.</text:p>
            </table:table-cell>
          </table:table-row>
          <table:table-row>
            <table:table-cell table:style-name="Table1.A4" office:value-type="string">
              <text:p text:style-name="P41">[I<text:span text:style-name="T57">Python Terminal</text:span>]</text:p>
              <text:p text:style-name="P64">L[0]</text:p>
            </table:table-cell>
            <table:table-cell table:style-name="Table1.A4" office:value-type="string">
              <text:p text:style-name="P28">As we know from our knowledge of <text:span text:style-name="T2">accessing</text:span> <text:span text:style-name="T2">pieces</text:span> <text:span text:style-name="T2">of</text:span> <text:span text:style-name="T2">arrays</text:span>, to access the first row, we will do <text:span text:style-name="T50">L[</text:span><text:span text:style-name="T54">0</text:span><text:span text:style-name="T50">]</text:span></text:p>
            </table:table-cell>
          </table:table-row>
          <table:table-row>
            <table:table-cell table:style-name="Table1.A4" office:value-type="string">
              <text:p text:style-name="P42">[I<text:span text:style-name="T57">Python Terminal</text:span>]</text:p>
              <text:p text:style-name="P65">totalmarks=sum(L[0])</text:p>
              <text:p text:style-name="P120">totalmarks</text:p>
              <text:p text:style-name="P60"/>
            </table:table-cell>
            <table:table-cell table:style-name="Table1.A4" office:value-type="string">
              <text:p text:style-name="P77"><text:span text:style-name="T12">Now to </text:span>sum<text:span text:style-name="T12"> this, </text:span><text:span text:style-name="T14">type</text:span></text:p>
              <text:p text:style-name="P78"><text:span text:style-name="T31">totalmarks=sum(L[0])</text:span><text:line-break/>totalmarks</text:p>
            </table:table-cell>
          </table:table-row>
          <text:soft-page-break/>
          <table:table-row>
            <table:table-cell table:style-name="Table1.A4" office:value-type="string">
              <text:p text:style-name="P43">[I<text:span text:style-name="T57">Python Terminal</text:span>]</text:p>
              <text:p text:style-name="P43"/>
              <text:p text:style-name="P6"><text:span text:style-name="T48">totalmarks/len(L[0])</text:span><text:line-break/></text:p>
            </table:table-cell>
            <table:table-cell table:style-name="Table1.A4" office:value-type="string">
              <text:p text:style-name="P11">Now to get the <text:span text:style-name="T2">mean</text:span> we can divide the <text:span text:style-name="T2">totalmarks</text:span> by the length <text:span text:style-name="T60">of the </text:span><text:span text:style-name="T8">array</text:span></text:p>
            </table:table-cell>
          </table:table-row>
          <table:table-row>
            <table:table-cell table:style-name="Table1.A4" office:value-type="string">
              <text:p text:style-name="P44">[I<text:span text:style-name="T57">Python Terminal</text:span>]</text:p>
              <text:p text:style-name="P59"><text:span text:style-name="T48">mean(L[0])</text:span><text:line-break/></text:p>
            </table:table-cell>
            <table:table-cell table:style-name="Table1.A4" office:value-type="string">
              <text:p text:style-name="P22"><text:span text:style-name="T43">or simply use the </text:span><text:span text:style-name="T2">function </text:span><text:span text:style-name="Teletype"><text:span text:style-name="T45">mean</text:span></text:span><text:span text:style-name="T43">.<text:line-break/></text:span><text:span text:style-name="T68">Type </text:span><text:span text:style-name="T53">mean(L[0])</text:span></text:p>
            </table:table-cell>
          </table:table-row>
          <table:table-row>
            <table:table-cell table:style-name="Table1.A4" office:value-type="string">
              <text:p text:style-name="P45">[I<text:span text:style-name="T57">Python Terminal</text:span>]</text:p>
              <text:p text:style-name="P68">mean?</text:p>
            </table:table-cell>
            <table:table-cell table:style-name="Table1.A4" office:value-type="string">
              <text:p text:style-name="P20">But we have such a large <text:span text:style-name="T2">data</text:span> <text:span text:style-name="T2">set</text:span>. <text:span text:style-name="T62">And c</text:span>alculating the <text:span text:style-name="T2">mean</text:span> for each student one by one is <text:span text:style-name="T61">time consuming</text:span>. </text:p>
              <text:p text:style-name="P20"/>
              <text:p text:style-name="P20">Is there a way to reduce the work.</text:p>
              <text:p text:style-name="P29">&lt;pause&gt;</text:p>
              <text:p text:style-name="P105"><text:span text:style-name="T32">For this we will look into the </text:span><text:span text:style-name="T35">documentation</text:span><text:span text:style-name="T32"> of </text:span><text:span text:style-name="T35">mean</text:span></text:p>
            </table:table-cell>
          </table:table-row>
          <table:table-row>
            <table:table-cell table:style-name="Table1.A4" office:value-type="string">
              <text:p text:style-name="P46">[I<text:span text:style-name="T57">Python Terminal</text:span>]</text:p>
              <text:p text:style-name="P7"><text:span text:style-name="T48">mean(L,1)</text:span><text:line-break/></text:p>
            </table:table-cell>
            <table:table-cell table:style-name="Table1.A4" office:value-type="string">
              <text:p text:style-name="P21">As we know <text:span text:style-name="T2">L</text:span> is a <text:span text:style-name="T2">two dimensional array</text:span>. </text:p>
              <text:p text:style-name="P21"/>
              <text:p text:style-name="P21">We can calculate the <text:span text:style-name="T2">mean</text:span> across each of the <text:span text:style-name="T2">axis</text:span> of the <text:span text:style-name="T2">array</text:span>. </text:p>
              <text:p text:style-name="P21"/>
              <text:p text:style-name="P21">The <text:span text:style-name="T2">axis</text:span> of <text:span text:style-name="T2">rows</text:span> is referred by number 0 and <text:span text:style-name="T2">columns</text:span> by 1. </text:p>
              <text:p text:style-name="P21"/>
              <text:p text:style-name="P21">So to calculate <text:span text:style-name="T2">mean</text:span> across all columns, we will pass extra parameter 1 for the <text:span text:style-name="T2">axis</text:span>.</text:p>
            </table:table-cell>
          </table:table-row>
          <table:table-row>
            <table:table-cell table:style-name="Table1.A4" office:value-type="string">
              <text:p text:style-name="P46">[I<text:span text:style-name="T57">Python Terminal</text:span>]</text:p>
              <text:p text:style-name="P66">mean(L,0)</text:p>
            </table:table-cell>
            <table:table-cell table:style-name="Table1.A4" office:value-type="string">
              <text:p text:style-name="P12"/>
              <text:p text:style-name="P101">Similarly, <text:span text:style-name="T9">mean</text:span><text:span text:style-name="T63"> </text:span>marks scored by all the students for each subject can be calcula<text:span text:style-name="T63">ted. Type </text:span><text:span text:style-name="T9">mean(L,0)</text:span></text:p>
              <text:p text:style-name="P71"/>
            </table:table-cell>
          </table:table-row>
          <table:table-row>
            <table:table-cell table:style-name="Table1.A4" office:value-type="string">
              <text:p text:style-name="P47">[I<text:span text:style-name="T57">Python Terminal</text:span>]</text:p>
              <text:p text:style-name="P25"><text:span text:style-name="T50">L[:,0]</text:span><text:line-break/></text:p>
            </table:table-cell>
            <table:table-cell table:style-name="Table1.A4" office:value-type="string">
              <text:p text:style-name="P74">Next, let us calculate the <text:span text:style-name="T2">median</text:span> of English marks for the all the students. </text:p>
              <text:p text:style-name="P74"/>
              <text:p text:style-name="P75">We can access English marks of all students. <text:span text:style-name="T64">Type </text:span><text:span text:style-name="T36">L[:,0]</text:span><text:line-break/></text:p>
              <text:p text:style-name="P76">Note :, displays first <text:span text:style-name="T2">column</text:span> in the <text:span text:style-name="T2">array</text:span> </text:p>
            </table:table-cell>
          </table:table-row>
          <table:table-row>
            <table:table-cell table:style-name="Table1.A4" office:value-type="string">
              <text:p text:style-name="P48">[I<text:span text:style-name="T57">Python Terminal</text:span>]</text:p>
              <text:p text:style-name="P26"><text:span text:style-name="T50">median(L[:,0])</text:span><text:line-break/></text:p>
            </table:table-cell>
            <table:table-cell table:style-name="Table1.A4" office:value-type="string">
              <text:p text:style-name="P81"><text:span text:style-name="T43">To get the </text:span><text:span text:style-name="T2">median</text:span><text:span text:style-name="T43"> we will simply use the </text:span><text:span text:style-name="T2">function </text:span><text:span text:style-name="Teletype"><text:span text:style-name="T45">median</text:span></text:span><text:span text:style-name="T43">.<text:line-break/></text:span><text:span text:style-name="T65">Type </text:span><text:span text:style-name="T40">median(L[:,0])</text:span></text:p>
            </table:table-cell>
          </table:table-row>
          <table:table-row>
            <table:table-cell table:style-name="Table1.A4" office:value-type="string">
              <text:p text:style-name="P49">[I<text:span text:style-name="T57">Python Terminal</text:span>]</text:p>
              <text:p text:style-name="P49"/>
              <text:p text:style-name="P67">median(L,0)<text:line-break/></text:p>
            </table:table-cell>
            <table:table-cell table:style-name="Table1.A4" office:value-type="string">
              <text:p text:style-name="P90">For all the subjects we can calculate <text:span text:style-name="T2">median</text:span> across all <text:span text:style-name="T2">rows</text:span> using <text:span text:style-name="T2">median</text:span></text:p>
              <text:p text:style-name="P92"/>
              <text:p text:style-name="P91">Type <text:span text:style-name="T52">median(L,0)</text:span></text:p>
            </table:table-cell>
          </table:table-row>
          <table:table-row>
            <table:table-cell table:style-name="Table1.A4" office:value-type="string">
              <text:p text:style-name="P50">[I<text:span text:style-name="T57">Python Terminal</text:span>]</text:p>
              <text:p text:style-name="P8"><text:span text:style-name="T48">std(L[:,0])</text:span><text:line-break/></text:p>
            </table:table-cell>
            <table:table-cell table:style-name="Table1.A4" office:value-type="string">
              <text:p text:style-name="P72"><text:span text:style-name="T32">Similarly to calculate </text:span><text:span text:style-name="T35">standard</text:span><text:span text:style-name="T32"> </text:span><text:span text:style-name="T35">deviation</text:span><text:span text:style-name="T33"> </text:span><text:span text:style-name="T32">we will use the </text:span><text:span text:style-name="T35">function</text:span><text:span text:style-name="T32"> </text:span><text:span text:style-name="Teletype"><text:span text:style-name="T30">std</text:span></text:span></text:p>
              <text:p text:style-name="P72"/>
              <text:p text:style-name="P73"><text:span text:style-name="Teletype"><text:span text:style-name="T29">Standard deviation for english suject can be found by typing </text:span></text:span><text:span text:style-name="Teletype"><text:span text:style-name="T41">std(L[:,0])</text:span></text:span></text:p>
            </table:table-cell>
          </table:table-row>
          <table:table-row>
            <table:table-cell table:style-name="Table1.A4" office:value-type="string">
              <text:p text:style-name="P34"/>
              <text:p text:style-name="P51">[I<text:span text:style-name="T57">Python Terminal</text:span>]</text:p>
              <text:p text:style-name="P34"><text:span text:style-name="T49">std(L,0)</text:span><text:line-break/><text:soft-page-break/></text:p>
            </table:table-cell>
            <table:table-cell table:style-name="Table1.A4" office:value-type="string">
              <text:p text:style-name="P85">and for all rows, we do,<text:line-break/><text:span text:style-name="T39">std(L,0)</text:span></text:p>
            </table:table-cell>
          </table:table-row>
          <table:table-row table:style-name="Table1.25">
            <table:table-cell table:style-name="Table1.A4" office:value-type="string">
              <text:p text:style-name="P36">Show Slide </text:p>
              <text:p text:style-name="P99"><text:span text:style-name="T66">Exercise</text:span> 1</text:p>
              <text:p text:style-name="P36"/>
            </table:table-cell>
            <table:table-cell table:style-name="Table1.A4" office:value-type="string">
              <text:p text:style-name="P4">Pause the video here, try out the following exercise and resume the video.</text:p>
              <text:p text:style-name="P4"><text:span text:style-name="T37">&lt;Keep </text:span><text:span text:style-name="T38">football</text:span><text:span text:style-name="T37">.txt in present working directory&gt;</text:span><text:line-break/><text:span text:style-name="T32">In the given file football.txt,</text:span></text:p>
              <text:p text:style-name="P23">one column is player name,second is goals at home and third goals away.</text:p>
              <text:p text:style-name="P102">1.Find the total goals for each player </text:p>
              <text:p text:style-name="P102">2.<text:span text:style-name="T2">Mean</text:span> of home and away goals </text:p>
              <text:p text:style-name="P102">3.<text:span text:style-name="T2">Standard</text:span> <text:span text:style-name="T2">deviation</text:span> of home and away goals</text:p>
              <text:p text:style-name="P2"/>
            </table:table-cell>
          </table:table-row>
          <table:table-row table:style-name="Table1.25">
            <table:table-cell table:style-name="Table1.A4" office:value-type="string">
              <text:p text:style-name="P36">Show Slide </text:p>
              <text:p text:style-name="P99">Solution 1</text:p>
              <text:p text:style-name="P36"/>
            </table:table-cell>
            <table:table-cell table:style-name="Table1.A4" office:value-type="string">
              <text:p text:style-name="P13">The solution is,</text:p>
              <text:p text:style-name="P63">L=loadtxt('football.txt',usecols=(1,2),</text:p>
              <text:p text:style-name="P63"><text:s text:c="10"/>delimiter=',')</text:p>
              <text:p text:style-name="P63">sum(L,1)</text:p>
              <text:p text:style-name="P63">mean(L,0)</text:p>
              <text:p text:style-name="P63">std(L,0)</text:p>
            </table:table-cell>
          </table:table-row>
          <table:table-row table:style-name="Table1.25">
            <table:table-cell table:style-name="Table1.A4" office:value-type="string">
              <text:p text:style-name="P27">Show Slide </text:p>
              <text:p text:style-name="P99">Summary </text:p>
              <text:p text:style-name="P82"/>
            </table:table-cell>
            <table:table-cell table:style-name="Table1.A4" office:value-type="string">
              <text:p text:style-name="P14">This brings us to the end of the tutorial. In this tutorial, we have learnt to,</text:p>
              <text:list xml:id="list3495081934246489438" text:style-name="L5">
                <text:list-item>
                  <text:p text:style-name="P126"><text:span text:style-name="T32">Do the standard </text:span><text:span text:style-name="T35">statistical</text:span><text:span text:style-name="T32"> </text:span><text:span text:style-name="T35">operations</text:span><text:span text:style-name="T32"> </text:span><text:span text:style-name="T34">like </text:span><text:span text:style-name="T35">sum</text:span><text:span text:style-name="T32"> , </text:span><text:span text:style-name="T35">mean,</text:span><text:span text:style-name="T32"> </text:span><text:span text:style-name="T35">median</text:span><text:span text:style-name="T32"> and </text:span><text:span text:style-name="T35">standard deviation</text:span><text:span text:style-name="T32"> in </text:span><text:span text:style-name="T35">Python</text:span><text:span text:style-name="T32">.</text:span></text:p>
                </text:list-item>
              </text:list>
            </table:table-cell>
          </table:table-row>
          <table:table-row table:style-name="Table1.25">
            <table:table-cell table:style-name="Table1.A4" office:value-type="string">
              <text:p text:style-name="P53">Show Slide </text:p>
              <text:p text:style-name="P103">Assignment</text:p>
              <text:p text:style-name="P84"/>
            </table:table-cell>
            <table:table-cell table:style-name="Table1.A4" office:value-type="string">
              <text:p text:style-name="P15">Here are some self assessment questions for you to solve</text:p>
              <text:list xml:id="list1176096695983136238" text:style-name="L6">
                <text:list-item>
                  <text:p text:style-name="P125">Given a <text:span text:style-name="T2">two</text:span> <text:span text:style-name="T2">dimensional</text:span> <text:span text:style-name="T2">list</text:span>, <text:span text:style-name="T2">two_dimensional_list=[[3,5,8,2,1],[4,3,6,2,1]]</text:span> <text:line-break/>how do <text:span text:style-name="T67">you</text:span> calculate the mean of each row?<text:line-break/></text:p>
                </text:list-item>
                <text:list-item>
                  <text:p text:style-name="P128">Calculate the <text:span text:style-name="T2">median</text:span> of the given <text:span text:style-name="T2">list</text:span>? <text:span text:style-name="T2">student_marks=[74,78,56,87,91,82]<text:line-break/></text:span></text:p>
                </text:list-item>
                <text:list-item>
                  <text:p text:style-name="P128">Suppose there is a <text:span text:style-name="T2">file</text:span> with 6 columns but we wish to load text only in columns 2,3,4,5. How do we specify that?</text:p>
                </text:list-item>
              </text:list>
              <text:p text:style-name="P3"/>
            </table:table-cell>
          </table:table-row>
          <table:table-row table:style-name="Table1.25">
            <table:table-cell table:style-name="Table1.A4" office:value-type="string">
              <text:p text:style-name="P54">Show Slide</text:p>
              <text:p text:style-name="P54"/>
              <text:p text:style-name="P54">Solution</text:p>
            </table:table-cell>
            <table:table-cell table:style-name="Table1.A4" office:value-type="string">
              <text:p text:style-name="P37">And the answers,</text:p>
              <text:p text:style-name="P104"><text:span text:style-name="T22">1. To get the mean of each row, we just pass 1 as the second parameter to the function</text:span><text:span text:style-name="Teletype"><text:span text:style-name="T22">mean</text:span></text:span><text:span text:style-name="T22">.</text:span></text:p>
              <text:p text:style-name="P106">mean(two_dimensional_list,1)</text:p>
              <text:p text:style-name="P104"><text:span text:style-name="T22">2. We use the </text:span><text:span text:style-name="T24">function </text:span><text:span text:style-name="Teletype"><text:span text:style-name="T24">median</text:span></text:span><text:span text:style-name="Teletype"><text:span text:style-name="T22"> </text:span></text:span><text:span text:style-name="T22">to calculate the </text:span><text:span text:style-name="T24">median</text:span><text:span text:style-name="T22"> of the </text:span><text:span text:style-name="T24">list</text:span></text:p>
              <text:p text:style-name="P106">median(student_marks)</text:p>
              <text:p text:style-name="P99">3. To specify the particular columns of a file, we use the <text:soft-page-break/>parameter <text:span text:style-name="T50">usecols=(2,3,4,5)</text:span></text:p>
            </table:table-cell>
          </table:table-row>
          <table:table-row>
            <table:table-cell table:style-name="Table1.A1" office:value-type="string">
              <text:p text:style-name="P131">Show Slide</text:p>
              <text:p text:style-name="P131">Forum</text:p>
            </table:table-cell>
            <table:table-cell table:style-name="Table1.A1" office:value-type="string">
              <text:p text:style-name="P132">Please post your timed queries in this forum.</text:p>
            </table:table-cell>
          </table:table-row>
          <table:table-row>
            <table:table-cell table:style-name="Table1.A6" office:value-type="string">
              <text:p text:style-name="P131">Show Slide</text:p>
              <text:p text:style-name="P131">Fossee Forum</text:p>
            </table:table-cell>
            <table:table-cell table:style-name="Table1.A6" office:value-type="string">
              <text:p text:style-name="P132">Please post your general queries on Python in this forum.</text:p>
            </table:table-cell>
          </table:table-row>
          <table:table-row>
            <table:table-cell table:style-name="Table1.A6" office:value-type="string">
              <text:p text:style-name="P131">Show Slide</text:p>
              <text:p text:style-name="P131">Textbook Companion</text:p>
            </table:table-cell>
            <table:table-cell table:style-name="Table1.A6" office:value-type="string">
              <text:p text:style-name="P132">FOSSEE team coordinates the TBC project.</text:p>
            </table:table-cell>
          </table:table-row>
          <table:table-row>
            <table:table-cell table:style-name="Table1.A6" office:value-type="string">
              <text:p text:style-name="P131">Show Slide</text:p>
              <text:p text:style-name="P131">Acknowledgment</text:p>
              <text:p text:style-name="P131">http://spoken-tutorial.org</text:p>
            </table:table-cell>
            <table:table-cell table:style-name="Table1.A6" office:value-type="string">
              <text:p text:style-name="P132">Spoken Tutorial Project is funded by NMEICT, MHRD, Govt. of India.</text:p>
              <text:p text:style-name="P132">For more details, visit this website.</text:p>
            </table:table-cell>
          </table:table-row>
          <table:table-row>
            <table:table-cell table:style-name="Table1.A6" office:value-type="string">
              <text:p text:style-name="P131">Previous slide</text:p>
            </table:table-cell>
            <table:table-cell table:style-name="Table1.A6" office:value-type="string">
              <text:p text:style-name="P132">This is _________ from IIT Bombay (or FOSSEE, if you wish) signing off.</text:p>
              <text:p text:style-name="P132">Thank you.</text:p>
            </table:table-cell>
          </table:table-row>
        </table:table>
        <text:section text:style-name="Sect1" text:name="ContributionCredits">
          <text:h text:style-name="P111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13H24M7S</meta:editing-duration>
    <meta:editing-cycles>618</meta:editing-cycles>
    <meta:generator>LibreOffice/4.2.8.2$Linux_X86_64 LibreOffice_project/420m0$Build-2</meta:generator>
    <dc:date>2016-02-15T15:19:58.688755195</dc:date>
    <meta:document-statistic meta:table-count="1" meta:image-count="0" meta:object-count="0" meta:page-count="5" meta:paragraph-count="169" meta:word-count="1034" meta:character-count="6179" meta:non-whitespace-character-count="5272"/>
  </office:meta>
</office:document-meta>
</file>